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0020" officeooo:paragraph-rsid="00140020"/>
    </style:style>
    <style:style style:name="P2" style:family="paragraph" style:parent-style-name="Standard">
      <style:text-properties officeooo:rsid="00140020" officeooo:paragraph-rsid="001657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事件机制</text:p>
      <text:p text:style-name="Standard"/>
      <text:p text:style-name="P1">1）事件定义</text:p>
      <text:p text:style-name="P1">支持在程序中自定义事件；</text:p>
      <text:p text:style-name="P1">2）事件订阅</text:p>
      <text:p text:style-name="P1">3）事件发布</text:p>
      <text:p text:style-name="P1">4）事件通知</text:p>
      <text:p text:style-name="P1"/>
      <text:p text:style-name="P2">需要</text:p>
      <text:p text:style-name="P2">事件列表：用于存储注册过来的事件</text:p>
      <text:p text:style-name="P2"><text:tab/>使用map保存，保存eventid：eventname对</text:p>
      <text:p text:style-name="P2">订阅列表：用于保存订阅者和所定阅事件的信息</text:p>
      <text:p text:style-name="P2"><text:tab/>使用map保存，保存eventid：object-list对</text:p>
      <text:p text:style-name="P2">发布列表：用于发布事件</text:p>
      <text:p text:style-name="P2"><text:tab/>使用队列保存，保存eventid信息</text:p>
      <text:p text:style-name="P2"/>
      <text:p text:style-name="P2">默认起一个线程，死循环读发布列表，如果队列不为空，获取发布列表的eventid，读取订阅列表信息，获取订阅对象，调用订阅对象的事件处理函数处理事件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22:24:41.572633349</meta:creation-date>
    <dc:date>2015-09-08T23:07:06.427729571</dc:date>
    <meta:editing-duration>PT11M22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14" meta:word-count="194" meta:character-count="243" meta:non-whitespace-character-count="240"/>
  </office:meta>
</office:document-meta>
</file>